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style:font-weight-asian="bold"/>
    </style:style>
    <style:style style:name="P4" style:family="paragraph" style:parent-style-name="Exalted">
      <style:paragraph-properties fo:margin-left="0in" fo:margin-right="0in" fo:text-indent="0in" style:auto-text-indent="false"/>
    </style:style>
    <style:style style:name="P5" style:family="paragraph" style:parent-style-name="Exalted">
      <style:paragraph-properties fo:margin-left="0in" fo:margin-right="0in" fo:text-align="center" style:justify-single-word="false" fo:text-indent="0in" style:auto-text-indent="false"/>
      <style:text-properties fo:font-size="24pt" style:font-size-asian="24pt" style:font-size-complex="24pt"/>
    </style:style>
    <style:style style:name="P6" style:family="paragraph" style:parent-style-name="Exalted">
      <style:paragraph-properties fo:margin-left="0in" fo:margin-right="0in" fo:text-indent="0in" style:auto-text-indent="false"/>
      <style:text-properties fo:font-weight="bold" style:font-weight-asian="bold"/>
    </style:style>
    <style:style style:name="P7" style:family="paragraph" style:parent-style-name="Heading_20_2">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2" fo:font-size="10pt" fo:font-style="normal" style:text-underline-style="none" fo:font-weight="normal" style:text-blinking="false" fo:background-color="transparent"/>
    </style:style>
    <style:style style:name="P9" style:family="paragraph" style:parent-style-name="Exalted" style:list-style-name="WWNum1"/>
    <style:style style:name="P10" style:family="paragraph" style:parent-style-name="Exalted">
      <style:text-properties officeooo:paragraph-rsid="0024f521"/>
    </style:style>
    <style:style style:name="P11" style:family="paragraph" style:parent-style-name="Exalted">
      <style:text-properties officeooo:paragraph-rsid="00278684"/>
    </style:style>
    <style:style style:name="P12" style:family="paragraph" style:parent-style-name="Exalted">
      <style:text-properties officeooo:rsid="002f7ab2" officeooo:paragraph-rsid="002f7ab2"/>
    </style:style>
    <style:style style:name="P13" style:family="paragraph" style:parent-style-name="Exalted" style:list-style-name="Exalt_20_Dot">
      <style:text-properties officeooo:rsid="002f7ab2" officeooo:paragraph-rsid="002f7ab2"/>
    </style:style>
    <style:style style:name="P14" style:family="paragraph" style:parent-style-name="Exalted" style:list-style-name="Exalt_20_Dot">
      <style:text-properties officeooo:paragraph-rsid="002f7ab2"/>
    </style:style>
    <style:style style:name="P15" style:family="paragraph" style:parent-style-name="Exalted" style:list-style-name="Exalt_20_Dot">
      <style:text-properties officeooo:paragraph-rsid="0031ee51"/>
    </style:style>
    <style:style style:name="P16" style:family="paragraph" style:parent-style-name="Exalted" style:list-style-name="Exalt_20_Dot">
      <style:text-properties officeooo:paragraph-rsid="0034d9a4"/>
    </style:style>
    <style:style style:name="P17" style:family="paragraph" style:parent-style-name="Exalted">
      <style:text-properties officeooo:rsid="0030ee39" officeooo:paragraph-rsid="0030ee39"/>
    </style:style>
    <style:style style:name="P18" style:family="paragraph" style:parent-style-name="Exalted" style:list-style-name="Exalt_20_Dot">
      <style:text-properties fo:font-weight="bold" officeooo:rsid="0031715c" officeooo:paragraph-rsid="0031715c" style:font-weight-asian="bold" style:font-weight-complex="bold"/>
    </style:style>
    <style:style style:name="P19" style:family="paragraph" style:parent-style-name="Exalted">
      <style:text-properties fo:font-weight="bold" officeooo:rsid="0037c5bd" officeooo:paragraph-rsid="0037c5bd" style:font-weight-asian="bold" style:font-weight-complex="bold"/>
    </style:style>
    <style:style style:name="P20" style:family="paragraph" style:parent-style-name="Exalted">
      <style:text-properties officeooo:rsid="0031715c" officeooo:paragraph-rsid="0031715c"/>
    </style:style>
    <style:style style:name="P21" style:family="paragraph" style:parent-style-name="Exalted">
      <style:text-properties officeooo:rsid="0031715c" officeooo:paragraph-rsid="0034fbae"/>
    </style:style>
    <style:style style:name="P22" style:family="paragraph" style:parent-style-name="Exalted">
      <style:text-properties officeooo:rsid="0034fbae" officeooo:paragraph-rsid="0034fbae"/>
    </style:style>
    <style:style style:name="P23" style:family="paragraph" style:parent-style-name="Exalted">
      <style:text-properties officeooo:paragraph-rsid="0034fbae"/>
    </style:style>
    <style:style style:name="P24" style:family="paragraph" style:parent-style-name="Exalted">
      <style:text-properties officeooo:paragraph-rsid="0034d9a4"/>
    </style:style>
    <style:style style:name="P25" style:family="paragraph" style:parent-style-name="Exalted" style:list-style-name="WWNum1">
      <style:paragraph-properties fo:margin-top="0in" fo:margin-bottom="0.139in" style:contextual-spacing="false" fo:line-height="100%"/>
    </style:style>
    <style:style style:name="P26" style:family="paragraph" style:parent-style-name="Exalted" style:list-style-name="WWNum1">
      <style:paragraph-properties fo:margin-top="0in" fo:margin-bottom="0in" style:contextual-spacing="false"/>
    </style:style>
    <style:style style:name="P27" style:family="paragraph" style:parent-style-name="Exalted">
      <style:paragraph-properties fo:margin-left="0in" fo:margin-right="0in" fo:text-indent="0in" style:auto-text-indent="false"/>
    </style:style>
    <style:style style:name="P28" style:family="paragraph" style:parent-style-name="Exalted">
      <style:paragraph-properties fo:margin-left="0in" fo:margin-right="0in" fo:text-indent="0in" style:auto-text-indent="false"/>
      <style:text-properties officeooo:paragraph-rsid="002163a4"/>
    </style:style>
    <style:style style:name="P29" style:family="paragraph" style:parent-style-name="Exalted">
      <style:paragraph-properties fo:margin-left="0in" fo:margin-right="0in" fo:text-indent="0in" style:auto-text-indent="false"/>
      <style:text-properties officeooo:rsid="0237b3f6" officeooo:paragraph-rsid="002ca9e1"/>
    </style:style>
    <style:style style:name="P30" style:family="paragraph" style:parent-style-name="Exalted">
      <style:paragraph-properties fo:margin-left="0in" fo:margin-right="0in" fo:text-indent="0in" style:auto-text-indent="false"/>
      <style:text-properties officeooo:paragraph-rsid="002ca9e1"/>
    </style:style>
    <style:style style:name="P31" style:family="paragraph" style:parent-style-name="Exalted">
      <style:paragraph-properties fo:margin-left="0in" fo:margin-right="0in" fo:text-indent="0in" style:auto-text-indent="false"/>
      <style:text-properties fo:font-weight="bold" officeooo:rsid="002da46a" officeooo:paragraph-rsid="002da46a" style:font-weight-asian="bold" style:font-weight-complex="bold"/>
    </style:style>
    <style:style style:name="P32" style:family="paragraph" style:parent-style-name="Exalted">
      <style:paragraph-properties fo:margin-left="0in" fo:margin-right="0in" fo:text-indent="0in" style:auto-text-indent="false"/>
      <style:text-properties officeooo:rsid="002da46a" officeooo:paragraph-rsid="002da46a"/>
    </style:style>
    <style:style style:name="P33" style:family="paragraph" style:parent-style-name="Exalted">
      <style:paragraph-properties fo:margin-left="0in" fo:margin-right="0in" fo:text-indent="0in" style:auto-text-indent="false"/>
      <style:text-properties officeooo:rsid="002f7ab2" officeooo:paragraph-rsid="002f7ab2"/>
    </style:style>
    <style:style style:name="P34" style:family="paragraph" style:parent-style-name="Exalted">
      <style:paragraph-properties fo:margin-left="0in" fo:margin-right="0in" fo:text-indent="0in" style:auto-text-indent="false"/>
      <style:text-properties officeooo:paragraph-rsid="002f7ab2"/>
    </style:style>
    <style:style style:name="P35"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style:font-size-asian="24pt" style:font-size-complex="24pt"/>
    </style:style>
    <style:style style:name="P36" style:family="paragraph" style:parent-style-name="Heading_20_2">
      <style:text-properties officeooo:rsid="002409e2" officeooo:paragraph-rsid="002409e2"/>
    </style:style>
    <style:style style:name="P37" style:family="paragraph" style:parent-style-name="Heading_20_2">
      <style:text-properties officeooo:paragraph-rsid="002409e2"/>
    </style:style>
    <style:style style:name="P38" style:family="paragraph" style:parent-style-name="Heading_20_2">
      <style:paragraph-properties fo:break-before="page"/>
    </style:style>
    <style:style style:name="P39" style:family="paragraph" style:parent-style-name="Heading_20_3">
      <style:paragraph-properties fo:margin-left="0in" fo:margin-right="0in" fo:text-indent="0in" style:auto-text-indent="false"/>
      <style:text-properties officeooo:rsid="0237b3f6" officeooo:paragraph-rsid="002ca9e1"/>
    </style:style>
    <style:style style:name="P40" style:family="paragraph" style:parent-style-name="Heading_20_3">
      <style:text-properties officeooo:rsid="0030ee39" officeooo:paragraph-rsid="0030ee39"/>
    </style:style>
    <style:style style:name="P41" style:family="paragraph" style:parent-style-name="Heading_20_3">
      <style:text-properties officeooo:rsid="003441a7" officeooo:paragraph-rsid="003441a7"/>
    </style:style>
    <style:style style:name="P4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3"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2" fo:font-size="10pt" fo:font-style="normal" style:text-underline-style="none" fo:font-weight="normal" style:text-blinking="false"/>
    </style:style>
    <style:style style:name="P4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2" fo:font-size="10pt" fo:font-style="normal" style:text-underline-style="none" fo:font-weight="bold" style:text-blinking="false" fo:background-color="transparent"/>
    </style:style>
    <style:style style:name="P45"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6a936" style:font-style-asian="italic" style:font-style-complex="italic"/>
    </style:style>
    <style:style style:name="T4" style:family="text">
      <style:text-properties fo:font-style="italic" officeooo:rsid="0034fbae" style:font-style-asian="italic" style:font-style-complex="italic"/>
    </style:style>
    <style:style style:name="T5" style:family="text">
      <style:text-properties fo:font-weight="bold" style:font-weight-asian="bold"/>
    </style:style>
    <style:style style:name="T6" style:family="text">
      <style:text-properties fo:font-weight="bold" officeooo:rsid="0024f521" style:font-weight-asian="bold"/>
    </style:style>
    <style:style style:name="T7" style:family="text">
      <style:text-properties fo:font-weight="bold" officeooo:rsid="002f7ab2" style:font-weight-asian="bold" style:font-weight-complex="bold"/>
    </style:style>
    <style:style style:name="T8" style:family="text">
      <style:text-properties fo:font-weight="bold" officeooo:rsid="0031715c" style:font-weight-asian="bold" style:font-weight-complex="bold"/>
    </style:style>
    <style:style style:name="T9" style:family="text">
      <style:text-properties fo:font-weight="bold" officeooo:rsid="0031ee51" style:font-weight-asian="bold" style:font-weight-complex="bold"/>
    </style:style>
    <style:style style:name="T10" style:family="text">
      <style:text-properties fo:font-weight="bold" fo:background-color="transparent" loext:char-shading-value="0"/>
    </style:style>
    <style:style style:name="T11" style:family="text">
      <style:text-properties fo:background-color="transparent" loext:char-shading-value="0"/>
    </style:style>
    <style:style style:name="T12" style:family="text">
      <style:text-properties officeooo:rsid="001dd5ac" fo:background-color="transparent" loext:char-shading-value="0"/>
    </style:style>
    <style:style style:name="T13" style:family="text">
      <style:text-properties fo:font-variant="normal" fo:text-transform="none" fo:color="#000000" loext:opacity="100%" style:text-line-through-style="none" style:text-line-through-type="none" style:font-name="Spectral2" fo:font-size="10pt"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Spectral2" fo:font-size="10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Spectral2" fo:font-size="10pt" fo:font-style="normal" style:text-underline-style="none" fo:font-weight="normal" officeooo:rsid="001dd5ac"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7" style:family="text">
      <style:text-properties officeooo:rsid="002163a4"/>
    </style:style>
    <style:style style:name="T18" style:family="text">
      <style:text-properties style:use-window-font-color="true" loext:opacity="0%" style:font-name="Times New Roman" fo:font-size="10pt" fo:language="en" fo:country="none" officeooo:rsid="002163a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c77df"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2f7ab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34fba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fo:font-weight="normal" officeooo:rsid="0031715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none" fo:font-weight="normal" officeooo:rsid="0034d9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style="normal" officeooo:rsid="0036a93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 style:family="text">
      <style:text-properties officeooo:rsid="002409e2"/>
    </style:style>
    <style:style style:name="T27" style:family="text">
      <style:text-properties fo:color="#0b5394" loext:opacity="100%" style:font-name="Envision Roman" fo:font-size="18pt" fo:language="en" fo:country="none"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28" style:family="text">
      <style:text-properties officeooo:rsid="0027fb80"/>
    </style:style>
    <style:style style:name="T29" style:family="text">
      <style:text-properties officeooo:rsid="002aa78c"/>
    </style:style>
    <style:style style:name="T30" style:family="text">
      <style:text-properties officeooo:rsid="002c77df"/>
    </style:style>
    <style:style style:name="T31" style:family="text">
      <style:text-properties officeooo:rsid="002ca9e1"/>
    </style:style>
    <style:style style:name="T32" style:family="text">
      <style:text-properties fo:font-weight="normal" style:font-weight-asian="normal" style:font-weight-complex="normal"/>
    </style:style>
    <style:style style:name="T33" style:family="text">
      <style:text-properties fo:font-weight="normal" officeooo:rsid="0031715c" style:font-weight-asian="normal" style:font-weight-complex="normal"/>
    </style:style>
    <style:style style:name="T34" style:family="text">
      <style:text-properties fo:font-weight="normal" officeooo:rsid="0031ee51" style:font-weight-asian="normal" style:font-weight-complex="normal"/>
    </style:style>
    <style:style style:name="T35" style:family="text">
      <style:text-properties fo:font-weight="normal" officeooo:rsid="00326c54" style:font-weight-asian="normal" style:font-weight-complex="normal"/>
    </style:style>
    <style:style style:name="T36" style:family="text">
      <style:text-properties fo:font-weight="normal" officeooo:rsid="0034d9a4" style:font-weight-asian="normal" style:font-weight-complex="normal"/>
    </style:style>
    <style:style style:name="T37" style:family="text">
      <style:text-properties officeooo:rsid="002f7ab2"/>
    </style:style>
    <style:style style:name="T38" style:family="text">
      <style:text-properties fo:font-style="normal" style:font-style-asian="normal" style:font-style-complex="normal"/>
    </style:style>
    <style:style style:name="T39" style:family="text">
      <style:text-properties fo:font-style="normal" officeooo:rsid="0034fbae" style:font-style-asian="normal" style:font-style-complex="normal"/>
    </style:style>
    <style:style style:name="T40" style:family="text">
      <style:text-properties fo:font-style="normal" officeooo:rsid="0036a936" style:font-style-asian="normal" style:font-style-complex="normal"/>
    </style:style>
    <style:style style:name="T41" style:family="text">
      <style:text-properties officeooo:rsid="0031715c"/>
    </style:style>
    <style:style style:name="T42" style:family="text">
      <style:text-properties officeooo:rsid="0034d9a4"/>
    </style:style>
    <style:style style:name="T43" style:family="text">
      <style:text-properties officeooo:rsid="0034fbae"/>
    </style:style>
    <style:style style:name="T44" style:family="text">
      <style:text-properties officeooo:rsid="0036a93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Merits</text:h>
      <text:p text:style-name="P5"/>
      <text:p text:style-name="P5"/>
      <text:section text:style-name="Sect1" text:name="TextSection">
        <text:p text:style-name="P4">A Merit is any sort of benefit or background that may help the character, outside of their normal internal powers would grant.</text:p>
        <text:p text:style-name="P4">Merits are often intimately tied to a character’s story--they have wealth because they were born into it--and typically may only be gained or upgraded during character creation, or through the Projects system during campaign.</text:p>
        <text:p text:style-name="P31"><text:span text:style-name="T32">Almost all Merits are location or context-dependant, and so are often restricted based on the nature of the story campaign.</text:span></text:p>
        <text:p text:style-name="P31"><text:span text:style-name="T32">When you purchase Contacts, for example, you must specify wha their nature is, and their location. i.e. “The assassins of the Eastern Forests.”</text:span></text:p>
        <text:p text:style-name="P32"><text:span text:style-name="T32">Multiple merits of different locations and types can be purchased.</text:span></text:p>
        <table:table table:name="Table1" table:style-name="Table1">
          <table:table-column table:style-name="Table1.A"/>
          <table:table-row table:style-name="Table1.1">
            <table:table-cell table:style-name="Table1.A1" office:value-type="string">
              <text:p text:style-name="P42">Merit Protection</text:p>
              <text:p text:style-name="P30">Merits cannot be removed or cancel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30">Temporary restrictions to merits--such as an Ally being unable to help--is explicitly allowed. However, the Storyteller should always be judicious about such decisions.</text:p>
              <text:p text:style-name="P30">If a Player chooses to lose or downgrade their bought Merits through story means, they are awarded back whatever resources they used to buy or upgrade the Merit.</text:p>
              <text:p text:style-name="P30"><text:span text:style-name="T20">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span></text:p>
            </table:table-cell>
          </table:table-row>
        </table:table>
        <text:h text:style-name="P39" text:outline-level="3"/>
        <text:p text:style-name="P29">&lt;&lt;<text:span text:style-name="T37">TODO&gt;&gt;</text:span></text:p>
        <text:p text:style-name="P34"><text:span text:style-name="T7">Author’s Note: </text:span><text:span text:style-name="T37">Most existing meits in 3e work pretty well with minimal translation to Exalted Reincarnated, so</text:span><text:span text:style-name="T21"> translating them over properly has been a bit lower on my todo list. <text:s/>For the moment, 3e’s merits will be a good placeholder</text:span><text:span text:style-name="T37">.</text:span></text:p>
        <text:p text:style-name="P33">Couple addendems to that:</text:p>
        <text:list xml:id="list4177620236" text:style-name="Exalt_20_Dot">
          <text:list-item>
            <text:p text:style-name="P14"><text:span text:style-name="T37">Mutations are overpriced, knock them down a dot or two.</text:span></text:p>
          </text:list-item>
          <text:list-item>
            <text:p text:style-name="P13">Abidextrous, Martial Artist, and Hideous don’t do anything.</text:p>
          </text:list-item>
          <text:list-item>
            <text:p text:style-name="P13">Hearthstones should just be considered an Artifact, without any need for a Manse.</text:p>
          </text:list-item>
        </text:list>
        <text:p text:style-name="P12">&lt;&lt;/TODO&gt;&gt;</text:p>
        <text:h text:style-name="P36" text:outline-level="2">Natural Merits</text:h>
        <text:h text:style-name="Heading_20_3" text:outline-level="3">Backing(1-5)</text:h>
        <text:p text:style-name="Exalted">The Character is an official in an organization. Their rating represents how much organizational power the character has.</text:p>
        <text:p text:style-name="Exalted">For example, Backing 2 would either represent being the head of a local organization, or the leader of a local chapter of a global organization.</text:p>
        <text:p text:style-name="P11">The Character may instruct subordinates to Perform a Task without question, so long as it is in line with the goals and morals of the organization.</text:p>
        <text:p text:style-name="Exalted"><text:span text:style-name="T1">Disadvantage:</text:span> Higher-ranking members may call upon the Character to do a task and uphold duties. As well, lower members may come to the Character for guidance.</text:p>
        <text:h text:style-name="Heading_20_3" text:outline-level="3">Bond(1-5)</text:h>
        <text:p text:style-name="P10"><text:span text:style-name="T6">Special </text:span><text:span text:style-name="T5">Note</text:span>: Bonded individuals must each have the Bond merit, though the level does not need to be the same.</text:p>
        <text:p text:style-name="Exalted">Your soul has been entwined with another’s, uniting your Destinies. <text:s/>The character instinctively knows if their Bond is in danger, and the general direction they are in.</text:p>
        <text:p text:style-name="P10">Influence to directly harm, endanger, or otherwise disadvantage their Bond is treated as Unacceptable Influence. This may be used reflexively.</text:p>
        <text:p text:style-name="Exalted"><text:span text:style-name="T1">Disadvantage:</text:span> Their Bond<text:span text:style-name="T26">ed</text:span> may always use the Bond <text:s/>in place of an Intimacy <text:span text:style-name="T26">to socially influence the character.</text:span></text:p>
        <text:h text:style-name="Heading_20_3" text:outline-level="3">Contacts (1-5)</text:h>
        <text:p text:style-name="Exalted">You have a network of contacts in a given location and class of society willing to give you information.</text:p>
        <text:p text:style-name="Exalted"><text:span text:style-name="T30">Once per story, y</text:span>ou may <text:span text:style-name="T1">Introduce a Fact</text:span> with <text:span text:style-name="T19">information gathered by your</text:span><text:span text:style-name="T29"> Contacts </text:span><text:span text:style-name="T30">without expending a Strife Point.</text:span><text:span text:style-name="T29"> </text:span>The Fact must be centered on information your Contacts could have gathered, in place of a Speciality.</text:p>
        <text:p text:style-name="Exalted">&lt;&lt;<text:span text:style-name="T31">TODO: Give this more </text:span></text:p>
        <text:h text:style-name="Heading_20_3" text:outline-level="3">Cult(1-5)</text:h>
        <text:p text:style-name="Exalted">The Character is a leader and/or target of worship for a religious cult, gaining <text:span text:style-name="T5">+2 Peripheral Motes</text:span> per dot Rating.</text:p>
        <text:p text:style-name="Exalted"><text:span text:style-name="T1">Disadvantage:</text:span> The cult requires periodic guidance and attention. As well, it is often an unwelcome influence and potential political hazard.</text:p>
        <text:h text:style-name="Heading_20_3" text:outline-level="3">Wealth (1-5)</text:h>
        <text:p text:style-name="Exalted">Wealth is a renewable source of money. <text:s/>A character with any source of Wealth needs not worry for basic necessities or sustenance, and may always purchase a place to rest.</text:p>
        <text:p text:style-name="Exalted">Targets can be paid (or bribed) to Perform a Task without <text:soft-page-break/>needing a roll or any Social Influence. Some characters may refuse this offer, or even be offended by it.</text:p>
        <text:p text:style-name="Exalted">&lt;&lt;<text:span text:style-name="T28">TODO: Translate over more of the Resources merit&gt;&gt;</text:span></text:p>
        <text:h text:style-name="Heading_20_3" text:outline-level="3">Ally (1-5)</text:h>
        <text:p text:style-name="P4">Allies are individuals, groups, or organizations that a character may call upon to aid them in their endeavors--proven to be an asset.</text:p>
        <text:p text:style-name="P4">Allies are not at the whim and mercy of the character--they have their own lives and concerns to deal with, but they can be assumed to not willingly or knowingly hurt the player character.</text:p>
        <text:p text:style-name="P4">The Rating of Allies represents both the scale and influence of the ally: Rating 1 would be a competent, but still mortal--guard. Rating 3 would be an Exalt or a medium spanning organization. Rating 5 would be a high-ratinging God or an organization such as the Guild.</text:p>
        <text:h text:style-name="Heading_20_3" text:outline-level="3">Artifact (2-5)</text:h>
        <text:p text:style-name="P4">Artifacts are items that contain wondrous, supernatural effects upon the world. Artifacts typically have some sort of inherent supernatural usefulness to them that is <text:span text:style-name="T5">immediately available</text:span> on purchase of the artifact.</text:p>
        <text:p text:style-name="P4">Evocations are Powers the artifact contains that must be awakened by <text:span text:style-name="T5">additionally</text:span> purchasing Evocations <text:s/>with xp.</text:p>
        <text:p text:style-name="P4">Rating 2 Artifacts are minor wonders: they have some sort of inherent supernatural usefulness, such as a water skin inlaid with jade that filters and purifies all water within. <text:s/>Rating 2 Artifacts have <text:span text:style-name="T5">no </text:span>Evocations.</text:p>
        <text:p text:style-name="P4">Rating 3 Artifacts have <text:span text:style-name="T17">up to 3 Evocations.</text:span></text:p>
        <text:p text:style-name="P4">Rating 4 Artifacts have <text:span text:style-name="T18">up to 5 Evocations, and have a Greater Evocation.</text:span></text:p>
        <text:p text:style-name="P28">Rating 5 Artifacts have <text:span text:style-name="T18">up to 5 Evocations, and have 2 Greater Evocations.</text:span></text:p>
        <text:h text:style-name="Heading_20_3" text:outline-level="3">Language (1)</text:h>
        <text:p text:style-name="P4">Each purchase of this merit represents a new language the Player Character has learned. <text:s/>All characters are assumed to start with their Local Tongue and Tradespeak, the common language.</text:p>
        <text:p text:style-name="P6">Example Languages</text:p>
        <text:list xml:id="list2159990360" text:style-name="WWNum1">
          <text:list-item>
            <text:p text:style-name="P25"><text:span text:style-name="T5">High Realm</text:span>: While using the same words and structure as Low Realm, formal and rigorous selection of certain words have marked the language of the Elite of the Realm into its own recognizable pattern.</text:p>
          </text:list-item>
          <text:list-item>
            <text:p text:style-name="P25"><text:span text:style-name="T5">Low Realm: </text:span>Used by the commoners of the realm, this is a blend of Tradespeak and High Realm. The words and written characters are blended and simplified.</text:p>
          </text:list-item>
          <text:list-item>
            <text:p text:style-name="P25"><text:span text:style-name="T5">Old Realm</text:span>: An ancient language which High Realm is based off of, which is the formal language of ancient texts. Most Gods still use Old Realm to communicate with Mortals, and have not bothered to learn the new languages.</text:p>
          </text:list-item>
          <text:list-item>
            <text:p text:style-name="P25"><text:span text:style-name="T5">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25"><text:span text:style-name="T5">Local Tongue</text:span>: This marks the character as having the exact speech patterns and mannerisms as locals.</text:p>
          </text:list-item>
        </text:list>
        <text:h text:style-name="P37" text:outline-level="2">S<text:span text:style-name="T27">upernatural Merits</text:span></text:h>
        <text:p text:style-name="P17">Most Supernatural Merits require <text:span text:style-name="T2">Storyteller Approval</text:span><text:span text:style-name="T38"> to purchase.</text:span></text:p>
        <text:h text:style-name="P40" text:outline-level="3">Endowment (3-5)</text:h>
        <text:p text:style-name="P23"><text:span text:style-name="T41">Gain access to a Supernatural Ability normally outside your perview. </text:span><text:span text:style-name="T43">This must </text:span><text:span text:style-name="T22">be given</text:span><text:span text:style-name="T43"> as a boon from a supernatural entity that already has access to that Supernatural Ability.</text:span></text:p>
        <text:p text:style-name="P21">Mortal Sorcerors must take this merit.</text:p>
        <text:p text:style-name="P22">Exalted characters may grant mortals this merit as a Project. At Essence 4 they may grant Endowment 3, and at Essence 5 they may grant Endowment 4.</text:p>
        <text:p text:style-name="P20">Endowment grants access to a mote pool of 10 if the character does not have one. This mote pool may only be used for this specific Endowment.</text:p>
        <text:p text:style-name="P20">If a Mortal Exalts with this merit, and that supernatural ability is granted to them, they are refunded the merit costs.</text:p>
        <text:list xml:id="list82907829935120" text:continue-list="list4177620236" text:style-name="Exalt_20_Dot">
          <text:list-item>
            <text:p text:style-name="P18">3 – <text:span text:style-name="T32">Use of the Ability, but restricted to a speciality. For example, Shapeshifting into only one creature.</text:span></text:p>
          </text:list-item>
          <text:list-item>
            <text:p text:style-name="P16"><text:span text:style-name="T8">4 –</text:span><text:span text:style-name="T33"> Use of the Ability, restricted to a speciality, </text:span><text:span text:style-name="T23">with</text:span><text:span text:style-name="T33"> the ability to purchase </text:span><text:span text:style-name="T34">its </text:span><text:span text:style-name="T33">Charms </text:span><text:span text:style-name="T36">(</text:span><text:span text:style-name="T24">excluding</text:span><text:span text:style-name="T36"> Greater Charms).</text:span><text:span text:style-name="T33"> </text:span></text:p>
          </text:list-item>
          <text:list-item>
            <text:p text:style-name="P15"><text:span text:style-name="T9">5 –</text:span><text:span text:style-name="T34"> Use of the Ability </text:span><text:span text:style-name="T35">in its entirity</text:span><text:span text:style-name="T34"> and the ability to purchase its Charms, </text:span><text:span text:style-name="T36">(</text:span><text:span text:style-name="T24">excluding</text:span><text:span text:style-name="T36"> Greater Charms).</text:span></text:p>
          </text:list-item>
        </text:list>
        <text:h text:style-name="P41" text:outline-level="3">Master Stylist (3)</text:h>
        <text:p text:style-name="P19">Mortal-Only</text:p>
        <text:p text:style-name="P24"><text:span text:style-name="T42">Allows a mortal to purchase Techniques of a specific Style, (excluding Greater </text:span><text:span text:style-name="T44">Techniques</text:span><text:span text:style-name="T42">), </text:span><text:span text:style-name="T44">and grants them a mote pool of 10 that may only be used on the styles Techniques.</text:span></text:p>
        <text:p text:style-name="P22">A Mortal <text:span text:style-name="T44">may learn this merit on their own, though it is rare.</text:span></text:p>
        <text:h text:style-name="P38" text:outline-level="2">Mutations</text:h>
        <text:p text:style-name="Exalted">[[Cosmetic Mutations do not cost points, but have no mechanical Advantage. For example, the player may decide they have a tail, but without purchasing it as a merit, they do not get the effect. ]]</text:p>
        <text:p text:style-name="Exalted">[[Alternate Travel (Air, sky, burrowing, climbing)</text:p>
        <text:list xml:id="list82908555524556" text:continue-list="list2159990360" text:style-name="WWNum1">
          <text:list-item>
            <text:p text:style-name="P26">Perceive further</text:p>
          </text:list-item>
          <text:list-item>
            <text:p text:style-name="P26">Perceive differently (electrosensing)</text:p>
          </text:list-item>
          <text:list-item>
            <text:p text:style-name="P26">Native(Mice, cats, etc.)</text:p>
          </text:list-item>
          <text:list-item>
            <text:p text:style-name="P26">Gain of natural weapon</text:p>
          </text:list-item>
          <text:list-item>
            <text:p text:style-name="P26">Camouflage</text:p>
          </text:list-item>
          <text:list-item>
            <text:p text:style-name="P26">Deadly</text:p>
          </text:list-item>
          <text:list-item>
            <text:p text:style-name="P26">Penetrating Strike</text:p>
          </text:list-item>
          <text:list-item>
            <text:p text:style-name="P26">Ranged weapon</text:p>
          </text:list-item>
          <text:list-item>
            <text:p text:style-name="P26">Toxin</text:p>
          </text:list-item>
          <text:list-item>
            <text:p text:style-name="P26">Fine Dexterity</text:p>
            <text:list>
              <text:list-item>
                <text:p text:style-name="P26">Humans have this boon.</text:p>
              </text:list-item>
            </text:list>
          </text:list-item>
          <text:list-item>
            <text:p text:style-name="P26">Change of Size (Larger/smaller) --only with knack.</text:p>
            <text:list>
              <text:list-item>
                <text:p text:style-name="P26">Carrying Capacity</text:p>
              </text:list-item>
              <text:list-item>
                <text:p text:style-name="P9">+more to feats of strength</text:p>
              </text:list-item>
            </text:list>
          </text:list-item>
        </text:list>
        <text:p text:style-name="P3">Banes</text:p>
        <text:list xml:id="list82908391917310" text:continue-numbering="true" text:style-name="WWNum1">
          <text:list-item>
            <text:p text:style-name="P26">Loss of dexterity (cannot open doors, etc.) </text:p>
            <text:list>
              <text:list-item>
                <text:p text:style-name="P26">Humans have the “fine dexterity” Boon. The baseline is going to be around a house cat. This Bane goes below tht.</text:p>
              </text:list-item>
            </text:list>
          </text:list-item>
          <text:list-item>
            <text:p text:style-name="P26">Conspicuous </text:p>
          </text:list-item>
          <text:list-item>
            <text:p text:style-name="P26">Dangerous</text:p>
          </text:list-item>
          <text:list-item>
            <text:p text:style-name="P26">Cannot do feats of strength</text:p>
          </text:list-item>
          <text:list-item>
            <text:p text:style-name="P9">Reduced Endurance Pool]]</text:p>
          </text:list-item>
        </text:list>
        <text:h text:style-name="Heading_20_2" text:outline-level="2">Boons</text:h>
        <text:p text:style-name="Exalted">All Mutations are built with a combination of <text:span text:style-name="T5">Boons</text:span> and <text:span text:style-name="T5">Banes</text:span>.</text:p>
        <text:list xml:id="list82908763644358" text:continue-numbering="true" text:style-name="WWNum1">
          <text:list-item>
            <text:p text:style-name="P26">(+2) Flurry Bonus</text:p>
            <text:list>
              <text:list-item>
                <text:p text:style-name="P26">The first Flurry of any attack does not pay Impulse.</text:p>
              </text:list-item>
            </text:list>
          </text:list-item>
          <text:list-item>
            <text:p text:style-name="P26">(+1) <text:s/>Dextrous Limb(s).</text:p>
            <text:list>
              <text:list-item>
                <text:p text:style-name="P26">Allows for grabbing and holding onto items at once. (Humans naturally <text:s/>have this boon for their two arms.)</text:p>
              </text:list-item>
            </text:list>
          </text:list-item>
          <text:list-item>
            <text:p text:style-name="P26">(+1) Subtle Mutation</text:p>
            <text:list>
              <text:list-item>
                <text:p text:style-name="P26">Most Mutations are obvious, this modifier allows the mutation to be hidden by natural means when not in use. (e.g. retractable claws).</text:p>
              </text:list-item>
            </text:list>
          </text:list-item>
          <text:list-item>
            <text:p text:style-name="P26">(+X) Endurance Bonus</text:p>
            <text:list>
              <text:list-item>
                <text:p text:style-name="P26">Grants 3x (X) extra Endurance. At level 3 or above, cannot be paired with Subtle.</text:p>
              </text:list-item>
            </text:list>
          </text:list-item>
          <text:list-item>
            <text:p text:style-name="P26">(+2) Physical Speciality Bonus</text:p>
            <text:list>
              <text:list-item>
                <text:p text:style-name="P26">+1 to a speciality in an ability. <text:s/>May only affect Natural, Physical Abilities such as Athletics, Physique, Stealth, and Awareness.</text:p>
              </text:list-item>
            </text:list>
          </text:list-item>
          <text:list-item>
            <text:p text:style-name="P26">(+1, +2) Natural Weaponry</text:p>
            <text:list>
              <text:list-item>
                <text:p text:style-name="P26">+1 grants Unarmed and Light Weapons. Paired with subtle, this can be something like retractable claws.</text:p>
              </text:list-item>
              <text:list-item>
                <text:p text:style-name="P26">+2 grants Medium and Heavy natural Weapons. Cannot be paired with subtle.</text:p>
              </text:list-item>
            </text:list>
          </text:list-item>
          <text:list-item>
            <text:p text:style-name="P26">(+2) Non-Standard Movement. (wings, gas bladder, fins, wall-walking).</text:p>
          </text:list-item>
          <text:list-item>
            <text:p text:style-name="P26">(+1, +2) Environmental Adaptation.</text:p>
            <text:list>
              <text:list-item>
                <text:p text:style-name="P9">Grants adaptation to non-standard environments, like extreme cold.</text:p>
              </text:list-item>
            </text:list>
          </text:list-item>
        </text:list>
        <text:p text:style-name="Exalted"/>
        <text:h text:style-name="Heading_20_2" text:outline-level="2">Banes</text:h>
        <text:list xml:id="list82909525544279" text:continue-numbering="true" text:style-name="WWNum1">
          <text:list-item>
            <text:p text:style-name="P26"><text:span text:style-name="T5">(-1, -2) Environmental restriction:</text:span> The character cannot live outside a specific, non-standard environment. -2 means this is temporary, such as amphibians drying out on land, -4 will cause the character to start dying.</text:p>
          </text:list-item>
          <text:list-item>
            <text:p text:style-name="P9"><text:span text:style-name="T5">(-1)</text:span> <text:span text:style-name="T5">Reflexive action</text:span>: (Cannot be paired with Subtle). The Mutation will react to stimuli, without any control of the character. (Chameleon skin changing color when under stress, for example) </text:p>
          </text:list-item>
        </text:list>
        <text:p text:style-name="P3"/>
        <text:p text:style-name="P4"/>
        <text:h text:style-name="Heading_20_2" text:outline-level="2">Example Mutations</text:h>
        <text:h text:style-name="Heading_20_3" text:outline-level="3">Extra Arms (3)</text:h>
        <text:p text:style-name="Exalted"><text:span text:style-name="T5">Flurry Bonus (+2)<text:line-break/>Dextrous Limbs (+1)</text:span><text:line-break/>The character possesses more than the normal amount of arms.</text:p>
        <text:h text:style-name="Heading_20_3" text:outline-level="3">Enhanced Sight (1)</text:h>
        <text:p text:style-name="P3">Speciality Bonus: Awareness (Vision)</text:p>
        <text:h text:style-name="Heading_20_3" text:outline-level="3">Fins<text:span text:style-name="T5"> </text:span>(2)</text:h>
        <text:p text:style-name="Exalted"><text:span text:style-name="T5">Non-Standard Movement: </text:span>Swimming</text:p>
        <text:h text:style-name="Heading_20_3" text:outline-level="3">Wings (2)</text:h>
        <text:p text:style-name="Exalted"><text:span text:style-name="T5">Non-Standard Movement: </text:span>Flying</text:p>
        <text:h text:style-name="Heading_20_3" text:outline-level="3">Scales (1-3)</text:h>
        <text:p text:style-name="P3">Endurance Bonus </text:p>
        <text:h text:style-name="Heading_20_3" text:outline-level="3">Tail (1)</text:h>
        <text:p text:style-name="P3">Speciality Bonus: Athletics (Balance)</text:p>
        <text:h text:style-name="Heading_20_3" text:outline-level="3">Tail, Prehensile (2)</text:h>
        <text:p text:style-name="P3">Speciality Bonus: Athletics (Balance)<text:line-break/>Dextrous Limb(s)</text:p>
        <text:h text:style-name="Heading_20_3" text:outline-level="3">Toxin Resistance (1)</text:h>
        <text:p text:style-name="P3">Speciality Bonus: Physique (Resistance)</text:p>
        <text:h text:style-name="Heading_20_3" text:outline-level="3">Gills (Restrictive) (0)</text:h>
        <text:p text:style-name="Exalted"><text:span text:style-name="T5">Environmental Adaptation (+2)</text:span>: <text:span text:style-name="T5">Underwater<text:line-break/>Environmental Restriction (-2): Underwater</text:span></text:p>
        <text:p text:style-name="Exalted"/>
        <text:h text:style-name="P7" text:outline-level="2">Supernatural Ability(N/A)</text:h>
        <text:p text:style-name="P4">[[Grants the ability to purchase a specific Supernatural Ability (such as Sorcery). <text:s/>Typically used for mortals. It’s how you do Thaumaturgist.</text:p>
        <text:p text:style-name="P4">You have to convince a God (or other creature of power) to give you this ability. It’s not something you can do in a Project---hence (N/A)</text:p>
        <text:p text:style-name="P4"><text:soft-page-break/>Exalted characters cannot start with this Merit. ]]</text:p>
        <text:p text:style-name="P4"/>
        <text:h text:style-name="P7" text:outline-level="2">Mutation (X)</text:h>
        <text:p text:style-name="P4">[[Might have a bit of a different thing for mutations than just pure points. <text:s/>Something like “You build the effect the mutation gives you. +1 DV is 2. Obvious -1.</text:p>
        <text:p text:style-name="P4">That or I spell out specific mutations. 3e Core has them priced way too high though.</text:p>
        <text:p text:style-name="P4"><text:s/>Low priority.]]</text:p>
        <text:p text:style-name="P4"/>
        <text:p text:style-name="P8"><text:bookmark text:name="docs-internal-guid-2b6c8134-7fff-8124-5cf0-4eb95d7faa84"/>Sizes and their bonuses (will be with Lunars/Mutations): </text:p>
        <text:list xml:id="list82908213211011" text:continue-list="list82907829935120" text:style-name="Exalt_20_Dot">
          <text:list-item>
            <text:list>
              <text:list-item>
                <text:p text:style-name="P43"><text:span text:style-name="T10">Miniscule </text:span><text:span text:style-name="T11">+ </text:span><text:span text:style-name="T12">2</text:span><text:span text:style-name="T11">Evasion/Sneak, cannot use Strength, -</text:span><text:span text:style-name="T12">5</text:span><text:span text:style-name="T11"> Endurance. </text:span></text:p>
              </text:list-item>
              <text:list-item>
                <text:p text:style-name="P43"><text:span text:style-name="T10">Small</text:span><text:span text:style-name="T11"> +</text:span><text:span text:style-name="T12">1</text:span><text:span text:style-name="T11"> Evasion/Sneak, -1 Feats of Strength -</text:span><text:span text:style-name="T12">3</text:span><text:span text:style-name="T11"> Endurance</text:span></text:p>
              </text:list-item>
              <text:list-item>
                <text:p text:style-name="P44">Medium</text:p>
              </text:list-item>
              <text:list-item>
                <text:p text:style-name="P43"><text:span text:style-name="T10">Large </text:span><text:span text:style-name="T11">+</text:span><text:span text:style-name="T12">1</text:span><text:span text:style-name="T11"> Soak, -1 Fine Dexterity/Sneak, +</text:span><text:span text:style-name="T12">3</text:span><text:span text:style-name="T11"> End</text:span></text:p>
              </text:list-item>
              <text:list-item>
                <text:p text:style-name="P45"><text:span text:style-name="T13">Gigantic</text:span><text:span text:style-name="T14"> +</text:span><text:span text:style-name="T15">2</text:span><text:span text:style-name="T14"> Soak, No Fine Dexterity/Sneak, -2 Evasion, +</text:span><text:span text:style-name="T15">5</text:span><text:span text:style-name="T14"> End </text:span></text:p>
              </text:list-item>
              <text:list-item>
                <text:p text:style-name="P45"><text:span text:style-name="T13">Titanic</text:span><text:span text:style-name="T16"> </text:span><text:span text:style-name="T14">+</text:span><text:span text:style-name="T15">4</text:span><text:span text:style-name="T14"> Soak, +</text:span><text:span text:style-name="T15">1</text:span><text:span text:style-name="T14">0 End, Obvious, no Dex/Sneak, no Evasion</text:span> </text:p>
              </text:list-item>
            </text:list>
          </text:list-item>
        </text:list>
        <text:p text:style-name="Exalte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8T08:29:07.499000000</dc:date>
    <meta:editing-cycles>31</meta:editing-cycles>
    <dc:title>Merits</dc:title>
    <meta:editing-duration>PT45M25S</meta:editing-duration>
    <meta:generator>LibreOffice/7.0.3.1$Windows_X86_64 LibreOffice_project/d7547858d014d4cf69878db179d326fc3483e082</meta:generator>
    <dc:creator>Samuel Smith</dc:creator>
    <meta:document-statistic meta:table-count="1" meta:image-count="0" meta:object-count="0" meta:page-count="4" meta:paragraph-count="157" meta:word-count="1973" meta:character-count="11931" meta:non-whitespace-character-count="10141"/>
  </office:meta>
</office:document-meta>
</file>